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list-style-name="L1">
      <style:paragraph-properties fo:margin-top="0cm" fo:margin-bottom="0cm"/>
    </style:style>
    <style:style style:name="P2" style:family="paragraph" style:parent-style-name="Text_20_body" style:list-style-name="L2">
      <style:paragraph-properties fo:margin-top="0cm" fo:margin-bottom="0cm"/>
    </style:style>
    <style:style style:name="P3" style:family="paragraph" style:parent-style-name="Text_20_body">
      <style:paragraph-properties fo:margin-top="0cm" fo:margin-bottom="0cm"/>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223cm"/>
        </style:tab-stops>
      </style:paragraph-properties>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style:text-underline-style="none"/>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style:style>
    <style:style style:name="P22" style:family="paragraph" style:parent-style-name="Text_20_body" style:list-style-name="L1">
      <style:paragraph-properties fo:margin-top="0cm" fo:margin-bottom="0cm"/>
    </style:style>
    <style:style style:name="P23" style:family="paragraph" style:parent-style-name="Text_20_body" style:list-style-name="L2">
      <style:paragraph-properties fo:margin-top="0cm" fo:margin-bottom="0cm"/>
    </style:style>
    <style:style style:name="P24" style:family="paragraph" style:parent-style-name="Text_20_body" style:list-style-name="L3">
      <style:paragraph-properties fo:margin-top="0cm" fo:margin-bottom="0cm"/>
    </style:style>
    <style:style style:name="P25" style:family="paragraph" style:parent-style-name="Text_20_body" style:list-style-name="L4">
      <style:paragraph-properties fo:margin-top="0cm" fo:margin-bottom="0cm"/>
    </style:style>
    <style:style style:name="P26" style:family="paragraph" style:parent-style-name="Text_20_body" style:list-style-name="L5">
      <style:paragraph-properties fo:margin-top="0cm" fo:margin-bottom="0cm"/>
    </style:style>
    <style:style style:name="P27" style:family="paragraph" style:parent-style-name="Heading_20_1" style:master-page-name="First_20_Page">
      <style:paragraph-properties style:page-number="auto"/>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8" style:family="text">
      <style:text-properties style:text-position="super 58%"/>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03558544" text:id="ct703558544">
          <text:deletion>
            <office:change-info>
              <dc:creator>David Harris</dc:creator>
              <dc:date>2013-01-26T18:25:00</dc:date>
            </office:change-info>
            <text:list xml:id="list9060588241612622222" text:style-name="L1">
              <text:list-item>
                <text:p text:style-name="P1"/>
              </text:list-item>
              <text:list-item>
                <text:p text:style-name="P1"/>
              </text:list-item>
            </text:list>
          </text:deletion>
        </text:changed-region>
        <text:changed-region xml:id="ct702815712" text:id="ct702815712">
          <text:insertion>
            <office:change-info>
              <dc:creator>David Harris</dc:creator>
              <dc:date>2013-01-26T18:26:00</dc:date>
            </office:change-info>
          </text:insertion>
        </text:changed-region>
        <text:changed-region xml:id="ct399251440" text:id="ct399251440">
          <text:deletion>
            <office:change-info>
              <dc:creator>David Harris</dc:creator>
              <dc:date>2013-01-26T18:26:00</dc:date>
            </office:change-info>
            <text:list xml:id="list842345756" text:continue-numbering="true" text:style-name="L1">
              <text:list-item>
                <text:p text:style-name="P1"/>
              </text:list-item>
            </text:list>
            <text:list xml:id="list7499365010515535649" text:style-name="L2">
              <text:list-item>
                <text:p text:style-name="P2"/>
              </text:list-item>
            </text:list>
          </text:deletion>
        </text:changed-region>
        <text:changed-region xml:id="ct702596400" text:id="ct702596400">
          <text:insertion>
            <office:change-info>
              <dc:creator>David Harris</dc:creator>
              <dc:date>2013-01-26T18:26:00</dc:date>
            </office:change-info>
          </text:insertion>
        </text:changed-region>
        <text:changed-region xml:id="ct400904928" text:id="ct400904928">
          <text:insertion>
            <office:change-info>
              <dc:creator>David Harris</dc:creator>
              <dc:date>2013-01-26T18:26:00</dc:date>
            </office:change-info>
          </text:insertion>
        </text:changed-region>
        <text:changed-region xml:id="ct399155616" text:id="ct399155616">
          <text:deletion>
            <office:change-info>
              <dc:creator>David Harris</dc:creator>
              <dc:date>2013-01-26T18:26:00</dc:date>
            </office:change-info>
            <text:p text:style-name="P3">. T</text:p>
          </text:deletion>
        </text:changed-region>
        <text:changed-region xml:id="ct651888560" text:id="ct651888560">
          <text:insertion>
            <office:change-info>
              <dc:creator>David Harris</dc:creator>
              <dc:date>2013-01-26T18:26:00</dc:date>
            </office:change-info>
          </text:insertion>
        </text:changed-region>
        <text:changed-region xml:id="ct476278304" text:id="ct476278304">
          <text:insertion>
            <office:change-info>
              <dc:creator>David Harris</dc:creator>
              <dc:date>2013-01-26T18:26:00</dc:date>
            </office:change-info>
          </text:insertion>
        </text:changed-region>
        <text:changed-region xml:id="ct454691184" text:id="ct454691184">
          <text:deletion>
            <office:change-info>
              <dc:creator>David Harris</dc:creator>
              <dc:date>2013-01-26T18:26:00</dc:date>
            </office:change-info>
            <text:p text:style-name="P3">. </text:p>
            <text:p text:style-name="P3"/>
            <text:p text:style-name="P3">B</text:p>
          </text:deletion>
        </text:changed-region>
        <text:changed-region xml:id="ct651972912" text:id="ct651972912">
          <text:insertion>
            <office:change-info>
              <dc:creator>David Harris</dc:creator>
              <dc:date>2013-01-26T18:26:00</dc:date>
            </office:change-info>
          </text:insertion>
        </text:changed-region>
        <text:changed-region xml:id="ct455048608" text:id="ct455048608">
          <text:deletion>
            <office:change-info>
              <dc:creator>Bob Jacobsen</dc:creator>
              <dc:date>2012-06-15T11:20:00</dc:date>
            </office:change-info>
            <text:p text:style-name="P3">two</text:p>
          </text:deletion>
        </text:changed-region>
        <text:changed-region xml:id="ct476283088" text:id="ct476283088">
          <text:insertion>
            <office:change-info>
              <dc:creator>Bob Jacobsen</dc:creator>
              <dc:date>2012-06-15T11:20:00</dc:date>
            </office:change-info>
          </text:insertion>
        </text:changed-region>
        <text:changed-region xml:id="ct454641360" text:id="ct454641360">
          <text:insertion>
            <office:change-info>
              <dc:creator>Bob Jacobsen</dc:creator>
              <dc:date>2012-06-15T11:20:00</dc:date>
            </office:change-info>
          </text:insertion>
        </text:changed-region>
        <text:changed-region xml:id="ct479911632" text:id="ct479911632">
          <text:insertion>
            <office:change-info>
              <dc:creator>Bob Jacobsen</dc:creator>
              <dc:date>2012-06-15T11:20:00</dc:date>
            </office:change-info>
          </text:insertion>
        </text:changed-region>
        <text:changed-region xml:id="ct480185104" text:id="ct480185104">
          <text:insertion>
            <office:change-info>
              <dc:creator>Bob Jacobsen</dc:creator>
              <dc:date>2012-06-15T11:21:00</dc:date>
            </office:change-info>
          </text:insertion>
        </text:changed-region>
        <text:changed-region xml:id="ct515714320" text:id="ct515714320">
          <text:insertion>
            <office:change-info>
              <dc:creator>Bob Jacobsen</dc:creator>
              <dc:date>2012-06-15T11:22:00</dc:date>
            </office:change-info>
          </text:insertion>
        </text:changed-region>
        <text:changed-region xml:id="ct479813680" text:id="ct479813680">
          <text:insertion>
            <office:change-info>
              <dc:creator>Bob Jacobsen</dc:creator>
              <dc:date>2012-06-15T11:23:00</dc:date>
            </office:change-info>
          </text:insertion>
        </text:changed-region>
        <text:changed-region xml:id="ct454610992" text:id="ct454610992">
          <text:deletion>
            <office:change-info>
              <dc:creator>Bob Jacobsen</dc:creator>
              <dc:date>2012-06-15T11:22:00</dc:date>
            </office:change-info>
            <text:p text:style-name="P3">, perhaps in addition to use of the Memory Configuration Protocol</text:p>
          </text:deletion>
        </text:changed-region>
        <text:changed-region xml:id="ct477009136" text:id="ct477009136">
          <text:insertion>
            <office:change-info>
              <dc:creator>Bob Jacobsen</dc:creator>
              <dc:date>2012-06-15T11:35:00</dc:date>
            </office:change-info>
          </text:insertion>
        </text:changed-region>
        <text:changed-region xml:id="ct480063712" text:id="ct480063712">
          <text:deletion>
            <office:change-info>
              <dc:creator>Bob Jacobsen</dc:creator>
              <dc:date>2012-06-15T11:35:00</dc:date>
            </office:change-info>
            <text:p text:style-name="P3">special</text:p>
          </text:deletion>
        </text:changed-region>
        <text:changed-region xml:id="ct515073120" text:id="ct515073120">
          <text:insertion>
            <office:change-info>
              <dc:creator>Bob Jacobsen</dc:creator>
              <dc:date>2012-06-15T11:35:00</dc:date>
            </office:change-info>
          </text:insertion>
        </text:changed-region>
        <text:changed-region xml:id="ct515182880" text:id="ct515182880">
          <text:deletion>
            <office:change-info>
              <dc:creator>Bob Jacobsen</dc:creator>
              <dc:date>2012-06-15T11:22:00</dc:date>
            </office:change-info>
            <text:p text:style-name="P3">.</text:p>
          </text:deletion>
        </text:changed-region>
        <text:changed-region xml:id="ct480182320" text:id="ct480182320">
          <text:insertion>
            <office:change-info>
              <dc:creator>Bob Jacobsen</dc:creator>
              <dc:date>2012-06-15T11:22:00</dc:date>
            </office:change-info>
          </text:insertion>
        </text:changed-region>
        <text:changed-region xml:id="ct476110448" text:id="ct476110448">
          <text:insertion>
            <office:change-info>
              <dc:creator>Bob Jacobsen</dc:creator>
              <dc:date>2012-06-15T11:23:00</dc:date>
            </office:change-info>
          </text:insertion>
        </text:changed-region>
        <text:changed-region xml:id="ct450126528" text:id="ct450126528">
          <text:insertion>
            <office:change-info>
              <dc:creator>Bob Jacobsen</dc:creator>
              <dc:date>2012-06-15T11:50:00</dc:date>
            </office:change-info>
          </text:insertion>
        </text:changed-region>
        <text:changed-region xml:id="ct477044736" text:id="ct477044736">
          <text:insertion>
            <office:change-info>
              <dc:creator>Bob Jacobsen</dc:creator>
              <dc:date>2012-06-15T11:51:00</dc:date>
            </office:change-info>
          </text:insertion>
        </text:changed-region>
        <text:changed-region xml:id="ct454765152" text:id="ct454765152">
          <text:insertion>
            <office:change-info>
              <dc:creator>Bob Jacobsen</dc:creator>
              <dc:date>2012-07-08T23:05:00</dc:date>
            </office:change-info>
          </text:insertion>
        </text:changed-region>
        <text:changed-region xml:id="ct479671808" text:id="ct479671808">
          <text:insertion>
            <office:change-info>
              <dc:creator>Bob Jacobsen</dc:creator>
              <dc:date>2012-07-08T23:06:00</dc:date>
            </office:change-info>
          </text:insertion>
        </text:changed-region>
        <text:changed-region xml:id="ct702719296" text:id="ct702719296">
          <text:insertion>
            <office:change-info>
              <dc:creator>David Harris</dc:creator>
              <dc:date>2013-01-26T18:28:00</dc:date>
            </office:change-info>
          </text:insertion>
        </text:changed-region>
        <text:changed-region xml:id="ct702927616" text:id="ct702927616">
          <text:deletion>
            <office:change-info>
              <dc:creator>David Harris</dc:creator>
              <dc:date>2013-01-26T18:29:00</dc:date>
            </office:change-info>
            <text:h text:style-name="Heading_20_2" text:outline-level="2"/>
            <text:h text:style-name="Heading_20_2" text:outline-level="2"/>
          </text:deletion>
        </text:changed-region>
        <text:changed-region xml:id="ct515699088" text:id="ct515699088">
          <text:deletion>
            <office:change-info>
              <dc:creator>Bob Jacobsen</dc:creator>
              <dc:date>2012-06-15T11:46:00</dc:date>
            </office:change-info>
            <text:h text:style-name="Heading_20_2" text:outline-level="2"><text:s/></text:h>
            <text:h text:style-name="Heading_20_2" text:outline-level="2"/>
          </text:deletion>
        </text:changed-region>
        <text:changed-region xml:id="ct479962304" text:id="ct479962304">
          <text:insertion>
            <office:change-info>
              <dc:creator>Bob Jacobsen</dc:creator>
              <dc:date>2012-06-15T11:46:00</dc:date>
            </office:change-info>
          </text:insertion>
        </text:changed-region>
        <text:changed-region xml:id="ct515105936" text:id="ct515105936">
          <text:insertion>
            <office:change-info>
              <dc:creator>Bob Jacobsen</dc:creator>
              <dc:date>2012-07-08T21:07:00</dc:date>
            </office:change-info>
          </text:insertion>
        </text:changed-region>
        <text:changed-region xml:id="ct480220176" text:id="ct480220176">
          <text:insertion>
            <office:change-info>
              <dc:creator>Bob Jacobsen</dc:creator>
              <dc:date>2012-07-08T21:08:00</dc:date>
            </office:change-info>
          </text:insertion>
        </text:changed-region>
        <text:changed-region xml:id="ct479827104" text:id="ct479827104">
          <text:insertion>
            <office:change-info>
              <dc:creator>Bob Jacobsen</dc:creator>
              <dc:date>2012-07-08T23:00:00</dc:date>
            </office:change-info>
          </text:insertion>
        </text:changed-region>
        <text:changed-region xml:id="ct454682960" text:id="ct454682960">
          <text:insertion>
            <office:change-info>
              <dc:creator>Bob Jacobsen</dc:creator>
              <dc:date>2012-07-08T21:27:00</dc:date>
            </office:change-info>
          </text:insertion>
        </text:changed-region>
        <text:changed-region xml:id="ct515296800" text:id="ct515296800">
          <text:insertion>
            <office:change-info>
              <dc:creator>Bob Jacobsen</dc:creator>
              <dc:date>2012-07-08T21:20:00</dc:date>
            </office:change-info>
          </text:insertion>
        </text:changed-region>
        <text:changed-region xml:id="ct515651712" text:id="ct515651712">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3"/>
            <text:p text:style-name="P3"/>
            <text:p text:style-name="Text_20_body">Something like:</text:p>
          </text:deletion>
        </text:changed-region>
        <text:changed-region xml:id="ct479961952" text:id="ct479961952">
          <text:insertion>
            <office:change-info>
              <dc:creator>Bob Jacobsen</dc:creator>
              <dc:date>2012-06-15T11:25:00</dc:date>
            </office:change-info>
          </text:insertion>
        </text:changed-region>
        <text:changed-region xml:id="ct454764784" text:id="ct454764784">
          <text:insertion>
            <office:change-info>
              <dc:creator>Bob Jacobsen</dc:creator>
              <dc:date>2012-06-15T11:25:00</dc:date>
            </office:change-info>
          </text:insertion>
        </text:changed-region>
        <text:changed-region xml:id="ct515184752" text:id="ct515184752">
          <text:insertion>
            <office:change-info>
              <dc:creator>Bob Jacobsen</dc:creator>
              <dc:date>2012-06-15T11:38:00</dc:date>
            </office:change-info>
          </text:insertion>
        </text:changed-region>
        <text:changed-region xml:id="ct479829488" text:id="ct479829488">
          <text:deletion>
            <office:change-info>
              <dc:creator>Bob Jacobsen</dc:creator>
              <dc:date>2012-06-15T11:38:00</dc:date>
            </office:change-info>
            <text:p text:style-name="P3">*) Node version? (Covers hardware and software versions)</text:p>
            <text:p text:style-name="P3"/>
          </text:deletion>
        </text:changed-region>
        <text:changed-region xml:id="ct454346240" text:id="ct454346240">
          <text:insertion>
            <office:change-info>
              <dc:creator>Bob Jacobsen</dc:creator>
              <dc:date>2012-07-12T23:33:00</dc:date>
            </office:change-info>
          </text:insertion>
        </text:changed-region>
        <text:changed-region xml:id="ct454741968" text:id="ct454741968">
          <text:deletion>
            <office:change-info>
              <dc:creator>Bob Jacobsen</dc:creator>
              <dc:date>2012-06-15T11:26:00</dc:date>
            </office:change-info>
            <text:p text:style-name="P3">Location </text:p>
          </text:deletion>
        </text:changed-region>
        <text:changed-region xml:id="ct515497216" text:id="ct515497216">
          <text:insertion>
            <office:change-info>
              <dc:creator>Bob Jacobsen</dc:creator>
              <dc:date>2012-06-15T11:26:00</dc:date>
            </office:change-info>
          </text:insertion>
        </text:changed-region>
        <text:changed-region xml:id="ct476886400" text:id="ct476886400">
          <text:deletion>
            <office:change-info>
              <dc:creator>Bob Jacobsen</dc:creator>
              <dc:date>2012-06-15T11:26:00</dc:date>
            </office:change-info>
            <text:p text:style-name="P3">(or a more general comment field? Or both?) </text:p>
          </text:deletion>
        </text:changed-region>
        <text:changed-region xml:id="ct515005664" text:id="ct515005664">
          <text:deletion>
            <office:change-info>
              <dc:creator>Bob Jacobsen</dc:creator>
              <dc:date>2012-07-08T22:56:00</dc:date>
            </office:change-info>
            <text:p text:style-name="P3">It would be nice to </text:p>
          </text:deletion>
        </text:changed-region>
        <text:changed-region xml:id="ct480019152" text:id="ct480019152">
          <text:insertion>
            <office:change-info>
              <dc:creator>Bob Jacobsen</dc:creator>
              <dc:date>2012-07-08T22:56:00</dc:date>
            </office:change-info>
          </text:insertion>
        </text:changed-region>
        <text:changed-region xml:id="ct476714176" text:id="ct476714176">
          <text:insertion>
            <office:change-info>
              <dc:creator>Bob Jacobsen</dc:creator>
              <dc:date>2012-06-15T12:20:00</dc:date>
            </office:change-info>
          </text:insertion>
        </text:changed-region>
        <text:changed-region xml:id="ct480184656" text:id="ct480184656">
          <text:deletion>
            <office:change-info>
              <dc:creator>Bob Jacobsen</dc:creator>
              <dc:date>2012-06-15T12:10:00</dc:date>
            </office:change-info>
            <text:p text:style-name="P3">originally, but now less based on extended CAN </text:p>
          </text:deletion>
        </text:changed-region>
        <text:changed-region xml:id="ct515118688" text:id="ct515118688">
          <text:insertion>
            <office:change-info>
              <dc:creator>Bob Jacobsen</dc:creator>
              <dc:date>2012-07-08T22:57:00</dc:date>
            </office:change-info>
          </text:insertion>
        </text:changed-region>
        <text:changed-region xml:id="ct454742656" text:id="ct454742656">
          <text:deletion>
            <office:change-info>
              <dc:creator>Bob Jacobsen</dc:creator>
              <dc:date>2012-06-15T11:26:00</dc:date>
            </office:change-info>
            <text:p text:style-name="P3">Proposed content:</text:p>
          </text:deletion>
        </text:changed-region>
        <text:changed-region xml:id="ct479914016" text:id="ct479914016">
          <text:insertion>
            <office:change-info>
              <dc:creator>Bob Jacobsen</dc:creator>
              <dc:date>2012-06-15T11:26:00</dc:date>
            </office:change-info>
          </text:insertion>
        </text:changed-region>
        <text:changed-region xml:id="ct515448512" text:id="ct515448512">
          <text:deletion>
            <office:change-info>
              <dc:creator>Bob Jacobsen</dc:creator>
              <dc:date>2012-06-15T11:27:00</dc:date>
            </office:change-info>
            <text:p text:style-name="P3">.</text:p>
          </text:deletion>
        </text:changed-region>
        <text:changed-region xml:id="ct479818560" text:id="ct479818560">
          <text:insertion>
            <office:change-info>
              <dc:creator>Bob Jacobsen</dc:creator>
              <dc:date>2012-06-15T11:27:00</dc:date>
            </office:change-info>
          </text:insertion>
        </text:changed-region>
        <text:changed-region xml:id="ct454367600" text:id="ct454367600">
          <text:deletion>
            <office:change-info>
              <dc:creator>Bob Jacobsen</dc:creator>
              <dc:date>2012-07-08T22:58:00</dc:date>
            </office:change-info>
            <text:p text:style-name="P3">(C</text:p>
          </text:deletion>
        </text:changed-region>
        <text:changed-region xml:id="ct514978384" text:id="ct514978384">
          <text:insertion>
            <office:change-info>
              <dc:creator>Bob Jacobsen</dc:creator>
              <dc:date>2012-07-08T22:58:00</dc:date>
            </office:change-info>
          </text:insertion>
        </text:changed-region>
        <text:changed-region xml:id="ct454345888" text:id="ct454345888">
          <text:deletion>
            <office:change-info>
              <dc:creator>Bob Jacobsen</dc:creator>
              <dc:date>2012-07-08T22:58:00</dc:date>
            </office:change-info>
            <text:p text:style-name="P3">)</text:p>
          </text:deletion>
        </text:changed-region>
        <text:changed-region xml:id="ct515666784" text:id="ct515666784">
          <text:deletion>
            <office:change-info>
              <dc:creator>Bob Jacobsen</dc:creator>
              <dc:date>2012-06-15T11:27:00</dc:date>
            </office:change-info>
            <text:p text:style-name="P3"/>
            <text:p text:style-name="P3">(String means zero terminated)</text:p>
          </text:deletion>
        </text:changed-region>
        <text:changed-region xml:id="ct515284608" text:id="ct515284608">
          <text:insertion>
            <office:change-info>
              <dc:creator>Bob Jacobsen</dc:creator>
              <dc:date>2012-07-08T22:58:00</dc:date>
            </office:change-info>
          </text:insertion>
        </text:changed-region>
        <text:changed-region xml:id="ct454378720" text:id="ct454378720">
          <text:insertion>
            <office:change-info>
              <dc:creator>Bob Jacobsen</dc:creator>
              <dc:date>2012-07-08T21:28:00</dc:date>
            </office:change-info>
          </text:insertion>
        </text:changed-region>
        <text:changed-region xml:id="ct515391536" text:id="ct515391536">
          <text:insertion>
            <office:change-info>
              <dc:creator>Bob Jacobsen</dc:creator>
              <dc:date>2012-07-08T21:29:00</dc:date>
            </office:change-info>
          </text:insertion>
        </text:changed-region>
        <text:changed-region xml:id="ct515156704" text:id="ct515156704">
          <text:insertion>
            <office:change-info>
              <dc:creator>Bob Jacobsen</dc:creator>
              <dc:date>2012-07-08T21:30:00</dc:date>
            </office:change-info>
          </text:insertion>
        </text:changed-region>
        <text:changed-region xml:id="ct480197952" text:id="ct480197952">
          <text:deletion>
            <office:change-info>
              <dc:creator>Bob Jacobsen</dc:creator>
              <dc:date>2012-07-08T22:59:00</dc:date>
            </office:change-info>
            <text:p text:style-name="P3"/>
            <text:p text:style-name="P3">Could get in e.g. 30 character manufacturer, 16 character node type, 8 character version into single datagram. (This is just fixed data in memory)</text:p>
            <text:p text:style-name="P3"/>
          </text:deletion>
        </text:changed-region>
        <text:changed-region xml:id="ct476126240" text:id="ct476126240">
          <text:deletion>
            <office:change-info>
              <dc:creator>Bob Jacobsen</dc:creator>
              <dc:date>2012-06-15T11:42:00</dc:date>
            </office:change-info>
            <text:p text:style-name="P3">D</text:p>
          </text:deletion>
        </text:changed-region>
        <text:changed-region xml:id="ct480025040" text:id="ct480025040">
          <text:insertion>
            <office:change-info>
              <dc:creator>Bob Jacobsen</dc:creator>
              <dc:date>2012-06-15T11:35:00</dc:date>
            </office:change-info>
          </text:insertion>
        </text:changed-region>
        <text:changed-region xml:id="ct454799760" text:id="ct454799760">
          <text:insertion>
            <office:change-info>
              <dc:creator>Bob Jacobsen</dc:creator>
              <dc:date>2012-06-15T11:48:00</dc:date>
            </office:change-info>
          </text:insertion>
        </text:changed-region>
        <text:changed-region xml:id="ct88190752" text:id="ct88190752">
          <text:deletion>
            <office:change-info>
              <dc:creator>Bob Jacobsen</dc:creator>
              <dc:date>2012-06-15T11:45:00</dc:date>
            </office:change-info>
            <text:h text:style-name="Heading_20_2" text:outline-level="2">Simple Node Identification Information</text:h>
          </text:deletion>
        </text:changed-region>
        <text:changed-region xml:id="ct515365776" text:id="ct515365776">
          <text:insertion>
            <office:change-info>
              <dc:creator>Bob Jacobsen</dc:creator>
              <dc:date>2012-06-15T11:45:00</dc:date>
            </office:change-info>
          </text:insertion>
        </text:changed-region>
        <text:changed-region xml:id="ct478173968" text:id="ct478173968">
          <text:deletion>
            <office:change-info>
              <dc:creator>Bob Jacobsen</dc:creator>
              <dc:date>2012-06-15T11:45:00</dc:date>
            </office:change-info>
            <text:h text:style-name="Heading_20_2" text:outline-level="2"/>
            <text:p text:style-name="P3">(Should this be moved to another doc?)</text:p>
            <text:p text:style-name="P3">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3"/>
            <text:p text:style-name="P3"/>
            <text:p text:style-name="Text_20_body">Paragraphs for TN</text:p>
          </text:deletion>
        </text:changed-region>
        <text:changed-region xml:id="ct454881552" text:id="ct454881552">
          <text:deletion>
            <office:change-info>
              <dc:creator>Bob Jacobsen</dc:creator>
              <dc:date>2012-06-15T11:42:00</dc:date>
            </office:change-info>
            <text:p text:style-name="P3">this particular area </text:p>
          </text:deletion>
        </text:changed-region>
        <text:changed-region xml:id="ct476828464" text:id="ct476828464">
          <text:insertion>
            <office:change-info>
              <dc:creator>Bob Jacobsen</dc:creator>
              <dc:date>2012-06-15T11:42:00</dc:date>
            </office:change-info>
          </text:insertion>
        </text:changed-region>
        <text:changed-region xml:id="ct476281472" text:id="ct476281472">
          <text:insertion>
            <office:change-info>
              <dc:creator>Bob Jacobsen</dc:creator>
              <dc:date>2012-06-15T11:43:00</dc:date>
            </office:change-info>
          </text:insertion>
        </text:changed-region>
        <text:changed-region xml:id="ct477025984" text:id="ct477025984">
          <text:deletion>
            <office:change-info>
              <dc:creator>Bob Jacobsen</dc:creator>
              <dc:date>2012-06-15T11:43:00</dc:date>
            </office:change-info>
            <text:p text:style-name="P3"/>
            <text:p text:style-name="P3"/>
            <text:p text:style-name="P3">(Include some XML for the basic information?)</text:p>
          </text:deletion>
        </text:changed-region>
        <text:changed-region xml:id="ct476413056" text:id="ct476413056">
          <text:deletion>
            <office:change-info>
              <dc:creator>Bob Jacobsen</dc:creator>
              <dc:date>2012-07-08T23:00:00</dc:date>
            </office:change-info>
            <text:p text:style-name="P3"/>
            <text:p text:style-name="P3">Should there be a size limit (overall or just for each part) to allow buffer size calculations to be done in advance?</text:p>
          </text:deletion>
        </text:changed-region>
        <text:changed-region xml:id="ct479781488" text:id="ct479781488">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P3">Consider a "network browser" that can show more specific information on the nodes, e.g. their type information, user-given names, etc. To do that, the browser could</text:p>
      <text:p text:style-name="P3"/>
      <text:list xml:id="list1606952459" text:continue-list="list842345756" text:style-name="L1">
        <text:list-item>
          <text:p text:style-name="P1">Read the configuration description information (CDI)<text:change text:change-id="ct703558544"/><text:change-start text:change-id="ct702815712"/>, <text:change-end text:change-id="ct702815712"/></text:p>
        </text:list-item>
      </text:list>
      <text:list xml:id="list1809666132" text:continue-list="list7499365010515535649" text:style-name="L2">
        <text:list-item>
          <text:p text:style-name="P2">Parse out the first section(s)<text:change text:change-id="ct399251440"/><text:change-start text:change-id="ct702596400"/>, and <text:change-end text:change-id="ct702596400"/></text:p>
        </text:list-item>
      </text:list>
      <text:list xml:id="list320809680323811120" text:style-name="L3">
        <text:list-item>
          <text:p text:style-name="P24">Do memory-access configuration reads to get the information.</text:p>
        </text:list-item>
      </text:list>
      <text:p text:style-name="P3"/>
      <text:p text:style-name="P3">That last step is very fast<text:change-start text:change-id="ct400904928"/> <text:change-end text:change-id="ct400904928"/><text:change text:change-id="ct399155616"/><text:change-start text:change-id="ct651888560"/><text:span text:style-name="T5">–</text:span> t<text:change-end text:change-id="ct651888560"/>he browser could do the necessary configuration reads in a small fraction of a second, at least on an idle CAN segment<text:change-start text:change-id="ct476278304"/>, <text:change-end text:change-id="ct476278304"/><text:change text:change-id="ct454691184"/><text:change-start text:change-id="ct651972912"/>b<text:change-end text:change-id="ct651972912"/>ut the first two steps are not-so-fast. The CDI is a very powerful and general method to describe all about the node, but it's a handful to read &amp; parse when you just want to get some specific information.</text:p>
      <text:p text:style-name="P3"/>
      <text:p text:style-name="P3">This Standard provides an optional protocol that allows a node implementor to say "I keep my basic information in a common place", so that e.g. browser tools can pick that up quickly.</text:p>
      <text:p text:style-name="P3"/>
      <text:p text:style-name="P3">There are <text:change text:change-id="ct455048608"/><text:change-start text:change-id="ct476283088"/>several<text:change-end text:change-id="ct476283088"/> parts to this:</text:p>
      <text:p text:style-name="P3"/>
      <text:list xml:id="list3236380098889824232" text:style-name="L4">
        <text:list-item>
          <text:p text:style-name="P25">A standardize<text:change-start text:change-id="ct454641360"/>d<text:change-end text:change-id="ct454641360"/> set of basic information &amp; its location in configuration space<text:change-start text:change-id="ct479911632"/> (called Abbreviated Config<text:change-end text:change-id="ct479911632"/><text:change-start text:change-id="ct480185104"/>uration Description Information ASCI; the ACDI acronym is confusingly like CDI, and perhaps a better one is needed). This allows th<text:change-end text:change-id="ct480185104"/><text:change-start text:change-id="ct515714320"/>e information to be rapidly retrieved via the Memory Configuration Protocol<text:change-end text:change-id="ct515714320"/><text:change-start text:change-id="ct479813680"/> without first reading the entire CDI.<text:change-end text:change-id="ct479813680"/></text:p>
        </text:list-item>
        <text:list-item>
          <text:p text:style-name="P25">A simple CAN protocol for returning it<text:change text:change-id="ct454610992"/><text:change-start text:change-id="ct477009136"/>: Simple Node Information Protocol SNIP, documented elsewhere.<text:change-end text:change-id="ct477009136"/></text:p>
        </text:list-item>
      </text:list>
      <text:p text:style-name="P3"/>
      <text:p text:style-name="P3">Why the <text:change text:change-id="ct480063712"/><text:change-start text:change-id="ct515073120"/>dedicated simple<text:change-end text:change-id="ct515073120"/>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515182880"/><text:change-start text:change-id="ct480182320"/><text:soft-page-break/>, even from nodes that don't implement the full datagram-based Memory<text:change-end text:change-id="ct480182320"/><text:change-start text:change-id="ct476110448"/> Configuration Protocol.<text:change-end text:change-id="ct476110448"/><text:change-start text:change-id="ct450126528"/></text:p>
      <text:p text:style-name="P3"/>
      <text:p text:style-name="P3">These <text:span text:style-name="T5">can</text:span> be independently provided. ACDI <text:span text:style-name="T5">can</text:span> exist without SNIP; once PIP has told you ACDI is present, you know the format of (some of) the CDI-described information and can use Memory Config to retrieve the basic node data quickly without reading <text:span text:style-name="T5">the</text:span> full CDI. SNIP can work without ACDI<text:change-end text:change-id="ct450126528"/><text:change-start text:change-id="ct477044736"/>, with the content being stored at some undefined place in memory; SNIP is ideal for nodes that don't have a full implementation of Memory Configuration Protocol, at either end of the connection. <text:s/>But they work better together.<text:change-end text:change-id="ct477044736"/><text:change-start text:change-id="ct454765152"/></text:p>
      <text:p text:style-name="P3"/>
      <text:p text:style-name="P13">JMRI really likes the SNIP Request/Reply, because it's really fast: <text:s/>One request queues up retrieval of the entire thing, without having to deal with datagrams. JMRI is a big boy and can handle the large reply volume. <text:s/>But the config read mechanism (via individual datagrams) might be better for small nodes making this request that already have the code in pl<text:change-end text:change-id="ct454765152"/><text:change-start text:change-id="ct479671808"/>ace to handle those.<text:change-end text:change-id="ct479671808"/></text:p>
      <text:h text:style-name="Heading_20_1" text:outline-level="1">Annotations to the Standard<text:change-start text:change-id="ct702719296"/></text:h>
      <text:p text:style-name="Standard">This section is meant to be read in conjunction with the Standard. <text:s/>Each of <text:span text:style-name="T6">the</text:span> subsections have directly corresponding sections in <text:span text:style-name="T6">the</text:span> Standard. <text:s/><text:change-end text:change-id="ct702719296"/></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702927616"/><text:change text:change-id="ct515699088"/><text:change-start text:change-id="ct479962304"/>Must appear in PIP.<text:change-end text:change-id="ct479962304"/><text:change-start text:change-id="ct515105936"/></text:h>
      <text:p text:style-name="Standard">Line to SNII, <text:span text:style-name="T6">which</text:span> is different but related.</text:p>
      <text:h text:style-name="Heading_20_1" text:outline-level="1">XML specification</text:h>
      <text:p text:style-name="Standard">The &lt;acdi fixed=”1” var=”1”&gt; element <text:span text:style-name="T6">in the CDI XML file indicates that the ACDI</text:span><text:change-end text:change-id="ct515105936"/><text:change-start text:change-id="ct480220176"/><text:span text:style-name="T6"> is present. <text:s/>The two attributes indicate the version numbers of the fixed and variable information. <text:s/>Only “1” is defines as valid at this time; if the ACDI hasn't been read as part of reading CDI, version “1” must be assumed for both.</text:span></text:p>
      <text:p text:style-name="P16">Use of the &lt;acdi&gt; element is recommended, but not required. It saves space and transfer time. It's also permissible for the CDI to indicate the equivalent content, which is:</text:p>
      <text:p text:style-name="P3"><text:change-end text:change-id="ct480220176"/><text:change-start text:change-id="ct479827104"/>&lt;segment origin='0' space='252'&gt;</text:p>
      <text:p text:style-name="P3"><text:s text:c="4"/>&lt;group&gt;</text:p>
      <text:p text:style-name="P3"><text:s text:c="8"/>&lt;name&gt;Manufacturer Information&lt;/name&gt;</text:p>
      <text:p text:style-name="P3"><text:s text:c="8"/>&lt;description&gt;Manufacturer-provided fixed node description&lt;/description&gt;</text:p>
      <text:p text:style-name="P3"><text:soft-page-break/><text:s text:c="8"/>&lt;int size='1'&gt;</text:p>
      <text:p text:style-name="P3"><text:s text:c="12"/>&lt;name&gt;Version&lt;/name&gt;</text:p>
      <text:p text:style-name="P3"><text:s text:c="8"/>&lt;/int&gt;</text:p>
      <text:p text:style-name="P3"><text:s text:c="8"/>&lt;string size='41'&gt;</text:p>
      <text:p text:style-name="P3"><text:s text:c="12"/>&lt;name&gt;Manufacturer Name&lt;/name&gt;</text:p>
      <text:p text:style-name="P3"><text:s text:c="8"/>&lt;/string&gt;</text:p>
      <text:p text:style-name="P3"><text:s text:c="8"/>&lt;string size='41'&gt;</text:p>
      <text:p text:style-name="P3"><text:s text:c="12"/>&lt;name&gt;Node Type&lt;/name&gt;</text:p>
      <text:p text:style-name="P3"><text:s text:c="8"/>&lt;/string&gt;</text:p>
      <text:p text:style-name="P3"><text:s text:c="8"/>&lt;string size='21'&gt;</text:p>
      <text:p text:style-name="P3"><text:s text:c="12"/>&lt;name&gt;Hardware Version&lt;/name&gt;</text:p>
      <text:p text:style-name="P3"><text:s text:c="8"/>&lt;/string&gt;</text:p>
      <text:p text:style-name="P3"><text:s text:c="8"/>&lt;string size='21'&gt;</text:p>
      <text:p text:style-name="P3"><text:s text:c="12"/>&lt;name&gt;Software Version&lt;/name&gt;</text:p>
      <text:p text:style-name="P3"><text:s text:c="8"/>&lt;/string&gt;</text:p>
      <text:p text:style-name="P3"><text:s text:c="5"/>&lt;/group&gt;</text:p>
      <text:p text:style-name="P3">&lt;/segment&gt;</text:p>
      <text:p text:style-name="P3"/>
      <text:p text:style-name="Standard"><text:span text:style-name="Example"><text:span text:style-name="T7">(e.g. you can do a 63-byte read to get the version, manufacturer name, and a chunk of the node type. <text:s/>If you don't want version numbers, and you get the null for node type, you can stop. <text:s/>If no null, or you want the version numbers, issue another read for the rest of the node type.)</text:span></text:span></text:p>
      <text:p text:style-name="P14"/>
      <text:p text:style-name="P3">&lt;segment origin='0' space='251'&gt;</text:p>
      <text:p text:style-name="P3"><text:s text:c="4"/>&lt;group&gt;</text:p>
      <text:p text:style-name="P3"><text:s text:c="8"/>&lt;name&gt;User Identification&lt;/name&gt;</text:p>
      <text:p text:style-name="P3"><text:s text:c="8"/>&lt;description&gt;Lets the user add his own description&lt;/description&gt;</text:p>
      <text:p text:style-name="P3"><text:s text:c="8"/>&lt;int size='1'&gt;</text:p>
      <text:p text:style-name="P3"><text:s text:c="12"/>&lt;name&gt;Version&lt;/name&gt;</text:p>
      <text:p text:style-name="P3"><text:s text:c="8"/>&lt;/int&gt;</text:p>
      <text:p text:style-name="P3"><text:s text:c="8"/>&lt;string size='63'&gt;</text:p>
      <text:p text:style-name="P3"><text:s text:c="12"/>&lt;name&gt;Node Name&lt;/name&gt;</text:p>
      <text:p text:style-name="P3"><text:s text:c="8"/>&lt;/string&gt;</text:p>
      <text:p text:style-name="P3"><text:s text:c="8"/>&lt;string size='64'&gt;</text:p>
      <text:p text:style-name="P3"><text:s text:c="12"/>&lt;name&gt;Node Description&lt;/name&gt;</text:p>
      <text:p text:style-name="P3"><text:s text:c="8"/>&lt;/string&gt;</text:p>
      <text:p text:style-name="P3"><text:s text:c="4"/>&lt;/group&gt;</text:p>
      <text:p text:style-name="Standard"><text:span text:style-name="Example"><text:span text:style-name="T7">&lt;/segment&gt;</text:span></text:span></text:p>
      <text:p text:style-name="Standard"><text:span text:style-name="Example"><text:span text:style-name="T7">(e.g. you can do a 64-byte read to get the version and node name, then another 64 byte read to get the node description)</text:span></text:span></text:p>
      <text:p text:style-name="P16"><text:change-end text:change-id="ct479827104"/><text:change-start text:change-id="ct454682960"/>(the spaces are 0xFC and 0xFB respectively)<text:change-end text:change-id="ct454682960"/><text:change-start text:change-id="ct515296800"/></text:p>
      <text:p text:style-name="P16">The name elements are not required, but the segment and string elements must be arranged so that the memory arrangement is identical.<text:change-end text:change-id="ct515296800"/></text:p>
      <text:h text:style-name="Heading_20_1" text:outline-level="1"><text:soft-page-break/>Stuff to be merged into the above</text:h>
      <text:p text:style-name="Text_20_body"><text:change text:change-id="ct515651712"/><text:change-start text:change-id="ct479961952"/>How it works<text:change-end text:change-id="ct479961952"/></text:p>
      <text:p text:style-name="P3"/>
      <text:p text:style-name="P3">1) A node denotes that it has this capability using a specific bit in the Protocol Identification Protocol (1 CAN exchange to check that)</text:p>
      <text:p text:style-name="P3"/>
      <text:p text:style-name="P3">2) If it does, the basic information can be found in a specific place in the configuration space (specific, well-known address space, location, and format), so can be directly read via configuration reads (datagram access, with small CAN overhead)</text:p>
      <text:p text:style-name="P3"/>
      <text:p text:style-name="P3">For this to work, there needs to be a common content (so that we don't need another layer of CDI-like stuff to define this content too). Hence this note. What should be in that content? </text:p>
      <text:p text:style-name="P3"/>
      <text:p text:style-name="P3">Some fixed info:</text:p>
      <text:p text:style-name="P3"/>
      <text:p text:style-name="P3">*) A version number, so we can extend this later<text:change-start text:change-id="ct454764784"/>: Initially 1.<text:change-end text:change-id="ct454764784"/></text:p>
      <text:p text:style-name="P3">*) A manufacturer name </text:p>
      <text:p text:style-name="P3">*) A manufacturer-issued node type name</text:p>
      <text:p text:style-name="P3"><text:change-start text:change-id="ct515184752"/>*) Hardware version</text:p>
      <text:p text:style-name="P3">*) Software version</text:p>
      <text:p text:style-name="P3"><text:change-end text:change-id="ct515184752"/><text:change text:change-id="ct479829488"/></text:p>
      <text:p text:style-name="P3">Some variable info, which the user can change:</text:p>
      <text:p text:style-name="P3"/>
      <text:p text:style-name="P3"><text:change-start text:change-id="ct454346240"/>*) A version number, so we can extend this later: Initially 1.</text:p>
      <text:p text:style-name="P3"><text:change-end text:change-id="ct454346240"/>*) Name</text:p>
      <text:p text:style-name="P3">*) <text:change text:change-id="ct454741968"/><text:change-start text:change-id="ct515497216"/>Description</text:p>
      <text:p text:style-name="P3"/>
      <text:p text:style-name="P3"><text:change-end text:change-id="ct515497216"/><text:change text:change-id="ct476886400"/>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3"/>
      <text:p text:style-name="P3"><text:change text:change-id="ct515005664"/><text:change-start text:change-id="ct480019152"/>We want to <text:change-end text:change-id="ct480019152"/>keep this somewhat compact, with the most useful (in the sense of "people will want to see this quickly") info at the front. Reading a full datagram (64 bytes <text:change-start text:change-id="ct476714176"/>memory-read <text:change-end text:change-id="ct476714176"/>payload<text:change text:change-id="ct480184656"/>)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3"><text:change-start text:change-id="ct515118688"/></text:p>
      <text:p text:style-name="P3"><text:soft-page-break/>Reading an icon (e.g. image of the board) takes longer, and is therefore less vital. <text:s/>That's also not defined in this version of the document. <text:s/>Lives in a 3<text:span text:style-name="T8">rd</text:span> address space (0xFA), which doesn't get any special consideration in the Memory Configuration Protocol.</text:p>
      <text:p text:style-name="P3"><text:change-end text:change-id="ct515118688"/></text:p>
      <text:p text:style-name="P3"><text:change text:change-id="ct454742656"/><text:change-start text:change-id="ct479914016"/>Content<text:change-end text:change-id="ct479914016"/></text:p>
      <text:p text:style-name="P3"/>
      <text:p text:style-name="P3">Spaces chosen to be right below CDI, so they leave as much contiguous as possible.</text:p>
      <text:p text:style-name="P3"/>
      <text:p text:style-name="P3">Up to designer to decide on size (0 bytes, small, large) of icon information.</text:p>
      <text:p text:style-name="P3"/>
      <text:p text:style-name="P3">The memory access in those three spaces doesn't mean that is has to be stored that way.</text:p>
      <text:p text:style-name="P3"/>
      <text:p text:style-name="P3">The use of zero-terminated strings<text:change text:change-id="ct515448512"/><text:change-start text:change-id="ct479818560"/> within fixed size slots.<text:change-end text:change-id="ct479818560"/></text:p>
      <text:p text:style-name="P3"/>
      <text:p text:style-name="P3"/>
      <text:p text:style-name="P3"><text:change text:change-id="ct454367600"/><text:change-start text:change-id="ct514978384"/>User c<text:change-end text:change-id="ct514978384"/>omment provides a longer field, not computer parsed; node name is a short thing for e.g. headings, etc<text:change text:change-id="ct454345888"/><text:change text:change-id="ct515666784"/><text:change-start text:change-id="ct515284608"/>.<text:change-end text:change-id="ct515284608"/></text:p>
      <text:p text:style-name="P3"/>
      <text:p text:style-name="P3">Two spaces provided for simplicity in implementation, as we imagine that some will be from a permanent memory and some will be user configurable.</text:p>
      <text:p text:style-name="P3"><text:change-start text:change-id="ct454378720"/></text:p>
      <text:p text:style-name="P3">Memory-access has some special support <text:change-end text:change-id="ct454378720"/><text:change-start text:change-id="ct515391536"/>for these spaces in the “Get Configuration Options” <text:span text:style-name="T5">command</text:span>, so that you don't have to poll the spaces individually. <text:s/>But you don't really need to do that anyway, as (1) they have to be there once the ACDI bit is set in PIP and (2) you'll just get a zero-length reply if they<text:change-end text:change-id="ct515391536"/><text:change-start text:change-id="ct515156704"/>'re not.</text:p>
      <text:p text:style-name="P3"/>
      <text:p text:style-name="P3">Chosen to fix in a single 64-byte read operation from each of the spaces.</text:p>
      <text:p text:style-name="P3"><text:change-end text:change-id="ct515156704"/></text:p>
      <text:p text:style-name="P3">Strings just concatenate with null termination. A missing value is then just a null byte. </text:p>
      <text:p text:style-name="P3"><text:change text:change-id="ct480197952"/></text:p>
      <text:p text:style-name="P3">Protocol ID protocol specifies whether this is present, so no more confirmation information is needed.</text:p>
      <text:p text:style-name="P3"/>
      <text:p text:style-name="P3">Later versions with higher A<text:change text:change-id="ct476126240"/>CDI version numbers could contain more fields, result in more than one datagram in reply, etc. But for expansion purposes, they should be proper supersets of this.</text:p>
      <text:p text:style-name="P3"><text:change-start text:change-id="ct480025040"/></text:p>
      <text:p text:style-name="P3"><text:change-end text:change-id="ct480025040"/><text:change-start text:change-id="ct454799760"/></text:p>
      <text:p text:style-name="P3"/>
      <text:p text:style-name="P3">All these work together, and have to be consistently done:</text:p>
      <text:list xml:id="list8910342634075987527" text:style-name="L5">
        <text:list-item>
          <text:p text:style-name="P26">ACDI is marked as present in PIP (requires memory-access, CDI be set too)</text:p>
        </text:list-item>
        <text:list-item>
          <text:p text:style-name="P26">Memory config has the two spaces available</text:p>
        </text:list-item>
        <text:list-item>
          <text:p text:style-name="P26">CDI carries the &lt;acdi&gt; element</text:p>
        </text:list-item>
      </text:list>
      <text:p text:style-name="P3"><text:change-end text:change-id="ct454799760"/></text:p>
      <text:p text:style-name="P3"><text:soft-page-break/></text:p>
      <text:h text:style-name="Heading_20_2" text:outline-level="2"><text:change text:change-id="ct88190752"/><text:change-start text:change-id="ct515365776"/>Notes<text:change-end text:change-id="ct515365776"/><text:change text:change-id="ct478173968"/></text:h>
      <text:p text:style-name="P3"/>
      <text:p text:style-name="P3"><text:change text:change-id="ct454881552"/><text:change-start text:change-id="ct476828464"/>The definition <text:change-end text:change-id="ct476828464"/><text:change-start text:change-id="ct476281472"/>of the manufacturer-provided information <text:change-end text:change-id="ct476281472"/>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477025984"/></text:p>
      <text:p text:style-name="P3"/>
      <text:p text:style-name="P3">Basic information does <text:span text:style-name="T4">not</text:span> need to be present if this protocol is not marked; store anything you like.</text:p>
      <text:p text:style-name="P3"><text:change text:change-id="ct476413056"/><text:change-start text:change-id="ct479781488"/></text:p>
      <text:p text:style-name="P12"/>
      <text:p text:style-name="P12"/>
      <text:p text:style-name="P12"><text:change-end text:change-id="ct47978148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2</text:p>
          <text:p text:style-name="P18"><text:s/>2.1 Introduction<text:tab/>2</text:p>
          <text:p text:style-name="P18"><text:s/>2.2 Intended Use<text:tab/>2</text:p>
          <text:p text:style-name="P18"><text:s/>2.3 Reference and Context<text:tab/>2</text:p>
          <text:p text:style-name="P17"><text:s/>3 XML specification<text:tab/>2</text:p>
          <text:p text:style-name="P17"><text:s/>4 Stuff to be merged into the above<text:tab/>3</text:p>
          <text:p text:style-name="P18"><text:s/>4.1 Notes<text:tab/>5</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703391984" text:id="ct703391984">
            <text:deletion>
              <office:change-info>
                <dc:creator>Bob Jacobsen</dc:creator>
                <dc:date>2012-06-15T11:34:00</dc:date>
              </office:change-info>
              <text:p text:style-name="MP1">ACD</text:p>
            </text:deletion>
          </text:changed-region>
          <text:changed-region xml:id="ct703513040" text:id="ct703513040">
            <text:deletion>
              <office:change-info>
                <dc:creator>Bob Jacobsen</dc:creator>
                <dc:date>2012-06-15T11:33:00</dc:date>
              </office:change-info>
              <text:p text:style-name="MP1">I/SNI </text:p>
            </text:deletion>
          </text:changed-region>
          <text:changed-region xml:id="ct702776112" text:id="ct702776112">
            <text:insertion>
              <office:change-info>
                <dc:creator>Bob Jacobsen</dc:creator>
                <dc:date>2012-06-15T11:34:00</dc:date>
              </office:change-info>
            </text:insertion>
          </text:changed-region>
          <text:changed-region xml:id="ct702776208" text:id="ct702776208">
            <text:insertion>
              <office:change-info>
                <dc:creator>Bob Jacobsen</dc:creator>
                <dc:date>2012-06-15T11:33:00</dc:date>
              </office:change-info>
            </text:insertion>
          </text:changed-region>
        </text:tracked-changes>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703391984"/><text:change text:change-id="ct703513040"/><text:change-start text:change-id="ct702776112"/>Abbreviated Configuration Description Information<text:change-end text:change-id="ct702776112"/><text:change-start text:change-id="ct702776208"/> <text:change-end text:change-id="ct702776208"/>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3-01-26T18:30:13">Jan 26, 2013</text:date></text:span></text:span></text:p>
      </style:footer>
    </style:master-page>
    <style:master-page style:name="First_20_Page" style:display-name="First Page" style:page-layout-name="Mpm2" style:next-style-name="Standard">
      <style:header>
        <text:tracked-changes>
          <text:changed-region xml:id="ct703005904" text:id="ct703005904">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2.98975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70300590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8:30:13">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75" text:date-value="2013-01-26T18:30:13">Jan 2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8</meta:editing-cycles>
    <meta:editing-duration>PT16H22M10S</meta:editing-duration>
    <meta:generator>OpenOffice.org/3.4.1$Unix OpenOffice.org_project/341m1$Build-9593</meta:generator>
    <dc:date>2013-01-26T18:30:13</dc:date>
    <dc:creator>David Harris</dc:creator>
    <meta:document-statistic meta:table-count="1" meta:image-count="1" meta:object-count="0" meta:page-count="6" meta:paragraph-count="149" meta:word-count="1850" meta:character-count="11512"/>
    <meta:user-defined meta:name="Info 1"/>
    <meta:user-defined meta:name="Info 2"/>
    <meta:user-defined meta:name="Info 3"/>
    <meta:user-defined meta:name="Info 4"/>
  </office:meta>
</office:document-meta>
</file>